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db36f"/>
    </style:style>
    <style:style style:name="P2" style:family="paragraph" style:parent-style-name="Standard">
      <style:text-properties fo:font-size="14pt" fo:font-style="italic" fo:font-weight="bold" officeooo:rsid="0018ba50" officeooo:paragraph-rsid="000db36f" style:font-size-asian="14pt" style:font-style-asian="italic" style:font-weight-asian="bold" style:font-size-complex="14pt" style:font-style-complex="italic" style:font-weight-complex="bold"/>
    </style:style>
    <style:style style:name="P3" style:family="paragraph" style:parent-style-name="Standard">
      <style:text-properties officeooo:paragraph-rsid="0016d730"/>
    </style:style>
    <style:style style:name="P4" style:family="paragraph" style:parent-style-name="Standard">
      <style:text-properties style:use-window-font-color="true" style:font-name="Liberation Serif" fo:font-size="12pt" fo:font-weight="normal" officeooo:paragraph-rsid="0016e381" fo:background-color="transparent"/>
    </style:style>
    <style:style style:name="P5" style:family="paragraph" style:parent-style-name="Standard">
      <style:paragraph-properties style:line-height-at-least="0.582cm"/>
      <style:text-properties style:use-window-font-color="true" style:font-name="Liberation Serif" fo:font-size="12pt" fo:font-weight="normal" fo:background-color="transparent"/>
    </style:style>
    <style:style style:name="P6" style:family="paragraph" style:parent-style-name="Standard">
      <style:text-properties style:use-window-font-color="true" style:font-name="Liberation Serif" fo:font-size="12pt" fo:font-style="normal" fo:font-weight="normal" officeooo:rsid="00152b8d" officeooo:paragraph-rsid="001f3138" fo:background-color="transparent" style:font-style-asian="normal" style:font-style-complex="normal"/>
    </style:style>
    <style:style style:name="P7" style:family="paragraph" style:parent-style-name="Standard">
      <style:paragraph-properties style:line-height-at-least="0.582cm"/>
      <style:text-properties fo:font-style="normal" officeooo:rsid="00128d8c" style:font-style-asian="normal" style:font-style-complex="normal"/>
    </style:style>
    <style:style style:name="P8" style:family="paragraph" style:parent-style-name="Standard">
      <style:text-properties fo:font-style="italic" style:font-style-asian="italic" style:font-style-complex="italic"/>
    </style:style>
    <style:style style:name="P9" style:family="paragraph" style:parent-style-name="Standard">
      <style:paragraph-properties style:line-height-at-least="0.582cm"/>
      <style:text-properties fo:font-style="italic" officeooo:rsid="00128d8c" style:font-style-asian="italic" style:font-style-complex="italic"/>
    </style:style>
    <style:style style:name="P10" style:family="paragraph" style:parent-style-name="Standard">
      <style:text-properties style:use-window-font-color="true" style:font-name="Liberation Serif" fo:font-size="12pt" fo:font-weight="normal" officeooo:paragraph-rsid="001f3138" fo:background-color="transparent"/>
    </style:style>
    <style:style style:name="P11" style:family="paragraph" style:parent-style-name="Standard">
      <style:text-properties style:use-window-font-color="true" style:font-name="Liberation Serif" fo:font-size="12pt" fo:font-weight="bold" officeooo:paragraph-rsid="001f3138" fo:background-color="transparent" style:font-weight-asian="bold" style:font-weight-complex="bold"/>
    </style:style>
    <style:style style:name="P12" style:family="paragraph" style:parent-style-name="Standard">
      <style:text-properties style:use-window-font-color="true" style:font-name="Liberation Serif" fo:font-size="12pt" fo:font-style="normal" fo:font-weight="bold" officeooo:paragraph-rsid="001f3138" fo:background-color="transparent" style:font-style-asian="normal" style:font-weight-asian="bold" style:font-style-complex="normal" style:font-weight-complex="bold"/>
    </style:style>
    <style:style style:name="T1" style:family="text">
      <style:text-properties fo:font-style="normal" fo:font-weight="bold" officeooo:rsid="00154ec6" style:font-style-asian="normal" style:font-weight-asian="bold" style:font-style-complex="normal" style:font-weight-complex="bold"/>
    </style:style>
    <style:style style:name="T2" style:family="text">
      <style:text-properties fo:font-style="normal" fo:font-weight="bold" officeooo:rsid="00152b8d" style:font-style-asian="normal" style:font-weight-asian="bold" style:font-style-complex="normal" style:font-weight-complex="bold"/>
    </style:style>
    <style:style style:name="T3" style:family="text">
      <style:text-properties fo:font-style="normal" officeooo:rsid="00152b8d" style:font-style-asian="normal" style:font-style-complex="normal"/>
    </style:style>
    <style:style style:name="T4" style:family="text">
      <style:text-properties fo:font-style="normal" officeooo:rsid="00270436" style:font-style-asian="normal" style:font-style-complex="normal"/>
    </style:style>
    <style:style style:name="T5" style:family="text">
      <style:text-properties fo:font-size="14pt" fo:font-style="italic" fo:font-weight="bold" officeooo:rsid="000db36f" style:font-size-asian="14pt" style:font-style-asian="italic" style:font-weight-asian="bold" style:font-size-complex="14pt" style:font-style-complex="italic" style:font-weight-complex="bold"/>
    </style:style>
    <style:style style:name="T6" style:family="text">
      <style:text-properties fo:font-size="14pt" fo:font-style="italic" fo:font-weight="bold" officeooo:rsid="002852f6" style:font-size-asian="14pt" style:font-style-asian="italic" style:font-weight-asian="bold" style:font-size-complex="14pt" style:font-style-complex="italic" style:font-weight-complex="bold"/>
    </style:style>
    <style:style style:name="T7" style:family="text">
      <style:text-properties fo:color="#2a6099" fo:font-style="normal" officeooo:rsid="001a9dbf" style:font-style-asian="normal" style:font-style-complex="normal"/>
    </style:style>
    <style:style style:name="T8" style:family="text">
      <style:text-properties fo:font-style="itali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5">Softex – Atividade 0</text:span><text:span text:style-name="T6">5</text:span></text:p>
      <text:p text:style-name="P2"/>
      <text:p text:style-name="P9">Faça uma função calculadora que os números e as operações serão feitas pelo usuário. O código deve ficar rodando infinitamente até que o usuário escolha a opção de sair. No início, o programa mostrará a seguinte lista de operações:</text:p>
      <text:p text:style-name="P8">1: Soma</text:p>
      <text:p text:style-name="P8">2: Subtração</text:p>
      <text:p text:style-name="P8">3: Multiplicação</text:p>
      <text:p text:style-name="P8">4: Divisão</text:p>
      <text:p text:style-name="P8">0: Sair</text:p>
      <text:p text:style-name="P8"/>
      <text:p text:style-name="P8">Digite o número para a operação correspondente e caso o usuário introduza qualquer outro, o sistema deve mostrar a mensagem “Essa opção não existe” e voltar ao menu de opções.</text:p>
      <text:p text:style-name="P8"/>
      <text:p text:style-name="P8">Após a seleção, o sistema deve pedir para o usuário inserir o primeiro e segundo valor, um de cada. Depois precisa executar a operação e mostrar o resultado na tela. Quando o usuário escolher a opção “Sair”, o sistema irá parar. </text:p>
      <text:p text:style-name="P8"/>
      <text:p text:style-name="P8">É necessário que o sistema mostre as opções sempre que finalizar uma operação e mostrar o resultado. </text:p>
      <text:p text:style-name="P7"/>
      <text:p text:style-name="P3"><text:span text:style-name="T1">Projeto</text:span><text:span text:style-name="T2"> disponível em:</text:span><text:span text:style-name="T3"> </text:span><text:a xlink:type="simple" xlink:href="https://github.com/WandeilsonFerreira/Softex" text:style-name="Internet_20_link" text:visited-style-name="Visited_20_Internet_20_Link"><text:span text:style-name="T4">Github</text:span></text:a><text:a xlink:type="simple" xlink:href="https://github.com/WandeilsonFerreira/Softex" text:style-name="Internet_20_link" text:visited-style-name="Visited_20_Internet_20_Link"><text:span text:style-name="T7">.</text:span></text:a></text:p>
      <text:p text:style-name="P4"/>
      <text:p text:style-name="P11">&lt;python&gt;</text:p>
      <text:p text:style-name="P10">import os </text:p>
      <text:p text:style-name="P10">mensagemErro = "Imposivel dividir por '0'"</text:p>
      <text:p text:style-name="P10">mensagem = ""</text:p>
      <text:p text:style-name="P10">def calculadora(x, y, z):</text:p>
      <text:p text:style-name="P10"><text:s text:c="2"/></text:p>
      <text:p text:style-name="P10"><text:s text:c="4"/>if z == 1:</text:p>
      <text:p text:style-name="P10"><text:s text:c="6"/>return x + y</text:p>
      <text:p text:style-name="P10"><text:s text:c="4"/></text:p>
      <text:p text:style-name="P10"><text:s text:c="4"/>elif z == 2:</text:p>
      <text:p text:style-name="P10"><text:s text:c="6"/>return x - y</text:p>
      <text:p text:style-name="P10"><text:s text:c="4"/></text:p>
      <text:p text:style-name="P10"><text:s text:c="4"/>elif z == 3:</text:p>
      <text:p text:style-name="P10"><text:s text:c="6"/>return x * y</text:p>
      <text:p text:style-name="P10"/>
      <text:p text:style-name="P10"><text:s text:c="4"/>elif z == 4:</text:p>
      <text:p text:style-name="P10"><text:s text:c="6"/>if y == 0:</text:p>
      <text:p text:style-name="P10"><text:s text:c="8"/>return mensagemErro</text:p>
      <text:p text:style-name="P10"><text:s text:c="6"/>else:</text:p>
      <text:p text:style-name="P10"><text:s text:c="8"/>return x / y</text:p>
      <text:p text:style-name="P10"/>
      <text:p text:style-name="P10"><text:s/></text:p>
      <text:p text:style-name="P10">print('======== Programa Calculadora Básica ======== ')</text:p>
      <text:p text:style-name="P10">while (mensagem != 'nao'):</text:p>
      <text:p text:style-name="P10"><text:s text:c="2"/>z = int(input('Escolha a operação matemática: \n1: Adição\n2: Subtração\n3: Multiplicação\n4: Divisão\n0: Sair\n')) <text:s/></text:p>
      <text:p text:style-name="P10"><text:s text:c="2"/>os.system('clear')</text:p>
      <text:p text:style-name="P10"><text:s text:c="2"/>if z == 0:</text:p>
      <text:p text:style-name="P10"><text:soft-page-break/><text:s text:c="4"/>os.system('clear')</text:p>
      <text:p text:style-name="P10"><text:s text:c="4"/>print('Até mais!!')</text:p>
      <text:p text:style-name="P10"><text:s text:c="4"/>break</text:p>
      <text:p text:style-name="P10"><text:s text:c="2"/>elif z &gt; 4:</text:p>
      <text:p text:style-name="P10"><text:s text:c="4"/>print('Entrada inválida')</text:p>
      <text:p text:style-name="P10"><text:s text:c="2"/>else : <text:s text:c="3"/></text:p>
      <text:p text:style-name="P10"><text:s text:c="4"/>x = float(input("Digite o primeiro valor da operação: "))</text:p>
      <text:p text:style-name="P10"><text:s text:c="4"/>y = float(input("Digite o segundo valor da operação: ")) <text:s text:c="3"/></text:p>
      <text:p text:style-name="P10"><text:s text:c="4"/>os.system('clear')</text:p>
      <text:p text:style-name="P10"><text:s text:c="4"/>entrada = calculadora(x, y, z)</text:p>
      <text:p text:style-name="P10"><text:s text:c="4"/>print("O resultado da operação selecionada é: ",entrada, '.') <text:s text:c="4"/></text:p>
      <text:p text:style-name="P10"><text:s text:c="4"/>mensagem = input("Deseja continuar? (sim ou nao)") </text:p>
      <text:p text:style-name="P11">&lt;/python&gt;</text:p>
      <text:p text:style-name="P11"/>
      <text:p text:style-name="P12">&lt;javaScript&gt; <text:s/></text:p>
      <text:p text:style-name="P10">let input = require('prompt-sync')()</text:p>
      <text:p text:style-name="P10">var mensagemErro = ' '</text:p>
      <text:p text:style-name="P10">function calculadora(x, y, z) {</text:p>
      <text:p text:style-name="P10"><text:s text:c="2"/>switch (z) {</text:p>
      <text:p text:style-name="P10"><text:s text:c="4"/>case 1:</text:p>
      <text:p text:style-name="P10"><text:s text:c="6"/>return x + y</text:p>
      <text:p text:style-name="P10"><text:s text:c="6"/>break</text:p>
      <text:p text:style-name="P10"><text:s text:c="4"/>case 2:</text:p>
      <text:p text:style-name="P10"><text:s text:c="6"/>return x - y</text:p>
      <text:p text:style-name="P10"><text:s text:c="6"/>break</text:p>
      <text:p text:style-name="P10"><text:s text:c="4"/>case 3:</text:p>
      <text:p text:style-name="P10"><text:s text:c="6"/>return x * y</text:p>
      <text:p text:style-name="P10"><text:s text:c="6"/>break</text:p>
      <text:p text:style-name="P10"><text:s text:c="4"/>case 4:</text:p>
      <text:p text:style-name="P10"><text:s text:c="6"/>if (y == 0) {</text:p>
      <text:p text:style-name="P10"><text:s text:c="8"/>return (mensagemErro = "Imposivel dividir por '0'")</text:p>
      <text:p text:style-name="P10"><text:s text:c="8"/>break</text:p>
      <text:p text:style-name="P10"><text:s text:c="6"/>} else {</text:p>
      <text:p text:style-name="P10"><text:s text:c="8"/>return x / y</text:p>
      <text:p text:style-name="P10"><text:s text:c="6"/>}</text:p>
      <text:p text:style-name="P10"><text:s text:c="6"/>break</text:p>
      <text:p text:style-name="P10"><text:s text:c="2"/>}</text:p>
      <text:p text:style-name="P10">}</text:p>
      <text:p text:style-name="P10">var mensagem = ' '</text:p>
      <text:p text:style-name="P10">console.log('======== Programa Calculadora Básica ======== ')</text:p>
      <text:p text:style-name="P10">do {</text:p>
      <text:p text:style-name="P10"><text:s text:c="2"/>console.log(</text:p>
      <text:p text:style-name="P10"><text:s text:c="4"/>'Escolha a operação matemática: \n1: Adição\n2: Subtração\n3: Multiplicação\n4: Divisão\n0: Sair\n'</text:p>
      <text:p text:style-name="P10"><text:s text:c="2"/>)</text:p>
      <text:p text:style-name="P10"><text:s text:c="2"/>var z = input()</text:p>
      <text:p text:style-name="P10"><text:s text:c="2"/>z = parseFloat(z)</text:p>
      <text:p text:style-name="P10"><text:s text:c="2"/>console.clear()</text:p>
      <text:p text:style-name="P10"><text:s text:c="2"/>if (z == 0) {</text:p>
      <text:p text:style-name="P10"><text:s text:c="4"/>console.clear()</text:p>
      <text:p text:style-name="P10"><text:s text:c="4"/>console.log('Até mais!!')</text:p>
      <text:p text:style-name="P10"><text:s text:c="4"/>break</text:p>
      <text:p text:style-name="P10"><text:soft-page-break/><text:s text:c="2"/>} else if (z &gt; 4) {</text:p>
      <text:p text:style-name="P10"><text:s text:c="4"/>console.log('Entrada inválida')</text:p>
      <text:p text:style-name="P10"><text:s text:c="2"/>} else {</text:p>
      <text:p text:style-name="P10"><text:s text:c="4"/>console.log('Digite o primeiro valor da operação: ')</text:p>
      <text:p text:style-name="P10"><text:s text:c="4"/>var x = input()</text:p>
      <text:p text:style-name="P10"><text:s text:c="4"/>x = parseFloat(x)</text:p>
      <text:p text:style-name="P10"><text:s text:c="4"/>console.log('Digite o segundo valor da operação: ')</text:p>
      <text:p text:style-name="P10"><text:s text:c="4"/>var y = input()</text:p>
      <text:p text:style-name="P10"><text:s text:c="4"/>y = parseFloat(y)</text:p>
      <text:p text:style-name="P10"><text:s text:c="4"/>console.clear()</text:p>
      <text:p text:style-name="P10"><text:s text:c="4"/>var entrada = calculadora(x, y, z)</text:p>
      <text:p text:style-name="P10"><text:s text:c="4"/>console.log('O resultado da operação selecionada é: ' + entrada + '.')</text:p>
      <text:p text:style-name="P10"><text:s text:c="4"/>console.log('Deseja continuar? (sim ou nao)')</text:p>
      <text:p text:style-name="P10"><text:s text:c="4"/>mensagem = input()</text:p>
      <text:p text:style-name="P10"><text:s text:c="2"/>}</text:p>
      <text:p text:style-name="P10">} while (mensagem != 'nao')</text:p>
      <text:p text:style-name="P10"/>
      <text:p text:style-name="P11">&lt;/javaScript&gt;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22T08:50:57.985033801</meta:creation-date>
    <dc:date>2022-07-30T10:58:42.384504145</dc:date>
    <meta:editing-duration>PT8H3M20S</meta:editing-duration>
    <meta:editing-cycles>23</meta:editing-cycles>
    <meta:generator>LibreOffice/6.4.7.2$Linux_X86_64 LibreOffice_project/40$Build-2</meta:generator>
    <meta:document-statistic meta:table-count="0" meta:image-count="0" meta:object-count="0" meta:page-count="3" meta:paragraph-count="103" meta:word-count="458" meta:character-count="3018" meta:non-whitespace-character-count="2328"/>
  </office:meta>
</office:document-meta>
</file>